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_20_left">
      <style:text-properties fo:color="#333333" fo:font-size="10pt" fo:font-style="italic" style:font-size-asian="10pt" style:font-style-asian="italic" style:font-size-complex="10pt" style:font-style-complex="italic"/>
    </style:style>
    <style:style style:name="P2" style:family="paragraph" style:parent-style-name="Text_20_body">
      <style:text-properties officeooo:paragraph-rsid="0016466a"/>
    </style:style>
    <style:style style:name="P3" style:family="paragraph" style:parent-style-name="Text_20_body">
      <style:text-properties officeooo:rsid="00215298" officeooo:paragraph-rsid="00215298"/>
    </style:style>
    <style:style style:name="P4" style:family="paragraph" style:parent-style-name="Text_20_body">
      <style:text-properties officeooo:rsid="00215298" officeooo:paragraph-rsid="00224532"/>
    </style:style>
    <style:style style:name="P5" style:family="paragraph" style:parent-style-name="Text_20_body">
      <style:text-properties fo:font-style="italic" officeooo:rsid="0021adfa" officeooo:paragraph-rsid="0021adfa" style:font-style-asian="italic" style:font-style-complex="italic"/>
    </style:style>
    <style:style style:name="P6" style:family="paragraph" style:parent-style-name="Text_20_body">
      <style:text-properties fo:font-style="italic" officeooo:rsid="0016466a" officeooo:paragraph-rsid="0016466a" style:font-style-asian="italic" style:font-style-complex="italic"/>
    </style:style>
    <style:style style:name="P7" style:family="paragraph" style:parent-style-name="Text_20_body">
      <style:text-properties officeooo:paragraph-rsid="00224532"/>
    </style:style>
    <style:style style:name="P8" style:family="paragraph" style:parent-style-name="Text_20_body">
      <style:text-properties officeooo:rsid="00224532" officeooo:paragraph-rsid="00224532"/>
    </style:style>
    <style:style style:name="P9" style:family="paragraph" style:parent-style-name="Text_20_body">
      <style:text-properties officeooo:paragraph-rsid="0022dcb2"/>
    </style:style>
    <style:style style:name="P10" style:family="paragraph" style:parent-style-name="Text_20_body">
      <style:text-properties officeooo:rsid="0022dcb2" officeooo:paragraph-rsid="0022dcb2"/>
    </style:style>
    <style:style style:name="P11" style:family="paragraph" style:parent-style-name="Text_20_body">
      <style:text-properties officeooo:rsid="0022dcb2" officeooo:paragraph-rsid="00235ba7"/>
    </style:style>
    <style:style style:name="P12" style:family="paragraph" style:parent-style-name="Text_20_body">
      <style:text-properties officeooo:rsid="0017e219" officeooo:paragraph-rsid="00256d19"/>
    </style:style>
    <style:style style:name="P13" style:family="paragraph" style:parent-style-name="Text_20_body">
      <style:text-properties officeooo:rsid="00235ba7" officeooo:paragraph-rsid="00235ba7"/>
    </style:style>
    <style:style style:name="P14" style:family="paragraph" style:parent-style-name="Text_20_body">
      <style:text-properties style:use-window-font-color="true" officeooo:rsid="00235ba7" officeooo:paragraph-rsid="00235ba7"/>
    </style:style>
    <style:style style:name="P15" style:family="paragraph" style:parent-style-name="Text_20_body">
      <style:text-properties officeooo:paragraph-rsid="00235ba7"/>
    </style:style>
    <style:style style:name="P16" style:family="paragraph" style:parent-style-name="Text_20_body">
      <style:text-properties officeooo:rsid="00236fb5" officeooo:paragraph-rsid="00236fb5"/>
    </style:style>
    <style:style style:name="P17" style:family="paragraph" style:parent-style-name="Text_20_body">
      <style:text-properties officeooo:paragraph-rsid="00256d19"/>
    </style:style>
    <style:style style:name="P18" style:family="paragraph" style:parent-style-name="Text_20_body">
      <style:text-properties officeooo:paragraph-rsid="00264795"/>
    </style:style>
    <style:style style:name="P19" style:family="paragraph" style:parent-style-name="Text_20_body">
      <style:text-properties officeooo:rsid="00264795" officeooo:paragraph-rsid="00264795"/>
    </style:style>
    <style:style style:name="P20" style:family="paragraph" style:parent-style-name="Text_20_body">
      <style:text-properties fo:font-weight="normal" officeooo:rsid="0022dcb2" officeooo:paragraph-rsid="0022dcb2" style:font-weight-asian="normal" style:font-weight-complex="normal"/>
    </style:style>
    <style:style style:name="P21" style:family="paragraph" style:parent-style-name="Standard">
      <style:text-properties officeooo:rsid="0016466a" officeooo:paragraph-rsid="0016466a"/>
    </style:style>
    <style:style style:name="P22" style:family="paragraph" style:parent-style-name="Preformatted_20_Text">
      <style:text-properties fo:font-weight="bold" style:font-weight-asian="bold" style:font-weight-complex="bold"/>
    </style:style>
    <style:style style:name="P23" style:family="paragraph" style:parent-style-name="Preformatted_20_Text">
      <style:text-properties fo:font-weight="bold" officeooo:paragraph-rsid="00264795" style:font-weight-asian="bold" style:font-weight-complex="bold"/>
    </style:style>
    <style:style style:name="P24" style:family="paragraph" style:parent-style-name="Text_20_body" style:list-style-name="L1">
      <style:text-properties fo:font-weight="bold" officeooo:rsid="00169b71" officeooo:paragraph-rsid="00169b71" style:font-weight-asian="bold" style:font-weight-complex="bold"/>
    </style:style>
    <style:style style:name="P25" style:family="paragraph" style:parent-style-name="Text_20_body" style:list-style-name="L2">
      <style:text-properties fo:font-weight="normal" officeooo:rsid="0022dcb2" officeooo:paragraph-rsid="0022dcb2" style:font-weight-asian="normal" style:font-weight-complex="normal"/>
    </style:style>
    <style:style style:name="P26" style:family="paragraph" style:parent-style-name="Text_20_body" style:list-style-name="L4">
      <style:text-properties fo:font-weight="normal" officeooo:rsid="0022dcb2" officeooo:paragraph-rsid="0022dcb2" style:font-weight-asian="normal" style:font-weight-complex="normal"/>
    </style:style>
    <style:style style:name="P27" style:family="paragraph" style:parent-style-name="Text_20_body" style:list-style-name="L3"/>
    <style:style style:name="P28" style:family="paragraph" style:parent-style-name="Text_20_body" style:list-style-name="L5"/>
    <style:style style:name="P29" style:family="paragraph" style:parent-style-name="Text_20_body" style:list-style-name="L3">
      <style:paragraph-properties fo:margin-top="0cm" fo:margin-bottom="0cm" loext:contextual-spacing="false"/>
    </style:style>
    <style:style style:name="P30" style:family="paragraph" style:parent-style-name="Heading_20_3">
      <style:text-properties officeooo:paragraph-rsid="0027323c"/>
    </style:style>
    <style:style style:name="P31" style:family="paragraph" style:parent-style-name="Heading_20_3">
      <style:text-properties officeooo:paragraph-rsid="0022dcb2"/>
    </style:style>
    <style:style style:name="P32" style:family="paragraph" style:parent-style-name="Heading_20_3">
      <style:text-properties fo:color="#e0c838" officeooo:paragraph-rsid="001cabdb"/>
    </style:style>
    <style:style style:name="P33" style:family="paragraph" style:parent-style-name="Heading_20_3">
      <style:text-properties officeooo:paragraph-rsid="00235ba7"/>
    </style:style>
    <style:style style:name="T1" style:family="text">
      <style:text-properties officeooo:rsid="0016466a"/>
    </style:style>
    <style:style style:name="T2" style:family="text">
      <style:text-properties officeooo:rsid="0018c15d"/>
    </style:style>
    <style:style style:name="T3" style:family="text">
      <style:text-properties officeooo:rsid="001cabdb"/>
    </style:style>
    <style:style style:name="T4" style:family="text">
      <style:text-properties officeooo:rsid="001d1b83"/>
    </style:style>
    <style:style style:name="T5" style:family="text">
      <style:text-properties officeooo:rsid="00215298"/>
    </style:style>
    <style:style style:name="T6" style:family="text">
      <style:text-properties fo:font-style="normal" style:font-style-asian="normal" style:font-style-complex="normal"/>
    </style:style>
    <style:style style:name="T7" style:family="text">
      <style:text-properties fo:font-style="normal" officeooo:rsid="00224532" style:font-style-asian="normal" style:font-style-complex="normal"/>
    </style:style>
    <style:style style:name="T8" style:family="text">
      <style:text-properties fo:font-style="normal" officeooo:rsid="00264795" style:font-style-asian="normal" style:font-style-complex="normal"/>
    </style:style>
    <style:style style:name="T9" style:family="text">
      <style:text-properties fo:font-style="normal" officeooo:rsid="00274837" style:font-style-asian="normal" style:font-style-complex="normal"/>
    </style:style>
    <style:style style:name="T10" style:family="text">
      <style:text-properties fo:font-style="normal" fo:font-weight="bold" officeooo:rsid="00224532"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officeooo:rsid="00224532"/>
    </style:style>
    <style:style style:name="T13" style:family="text">
      <style:text-properties officeooo:rsid="0022dcb2"/>
    </style:style>
    <style:style style:name="T14" style:family="text">
      <style:text-properties fo:color="#e0c838"/>
    </style:style>
    <style:style style:name="T15" style:family="text">
      <style:text-properties fo:color="#e0c838" officeooo:rsid="002004e1"/>
    </style:style>
    <style:style style:name="T16" style:family="text">
      <style:text-properties fo:color="#e0c838" officeooo:rsid="0017e219"/>
    </style:style>
    <style:style style:name="T17" style:family="text">
      <style:text-properties fo:color="#e0c838" officeooo:rsid="00235ba7"/>
    </style:style>
    <style:style style:name="T18" style:family="text">
      <style:text-properties fo:color="#666666"/>
    </style:style>
    <style:style style:name="T19" style:family="text">
      <style:text-properties fo:color="#666666" officeooo:rsid="002004e1"/>
    </style:style>
    <style:style style:name="T20" style:family="text">
      <style:text-properties fo:color="#666666" officeooo:rsid="001cabdb"/>
    </style:style>
    <style:style style:name="T21" style:family="text">
      <style:text-properties fo:color="#666666" officeooo:rsid="0022dcb2"/>
    </style:style>
    <style:style style:name="T22" style:family="text">
      <style:text-properties fo:color="#666666" officeooo:rsid="00235ba7"/>
    </style:style>
    <style:style style:name="T23" style:family="text">
      <style:text-properties officeooo:rsid="00235ba7"/>
    </style:style>
    <style:style style:name="T24" style:family="text">
      <style:text-properties officeooo:rsid="00256d19"/>
    </style:style>
    <style:style style:name="T25" style:family="text">
      <style:text-properties fo:color="#3f8000"/>
    </style:style>
    <style:style style:name="T26" style:family="text">
      <style:text-properties fo:color="#3f8000" officeooo:rsid="00235ba7"/>
    </style:style>
    <style:style style:name="T27" style:family="text">
      <style:text-properties fo:color="#3f8000" style:text-underline-style="none"/>
    </style:style>
    <style:style style:name="T28" style:family="text">
      <style:text-properties fo:color="#3f8000" officeooo:rsid="00169b7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P1 <text:span text:style-name="T1">- </text:span>Politique<text:span text:style-name="T3">s</text:span> de libre accès des éditeurs en chimie</text:h>
      <text:p text:style-name="P21"/>
      <text:p text:style-name="Subtitle">Editeur : Wiley</text:p>
      <text:p text:style-name="P6"/>
      <text:p text:style-name="Horizontal_20_Line"/>
      <text:h text:style-name="Heading_20_2" text:outline-level="2"><text:span text:style-name="T26">1. </text:span><text:span text:style-name="T25">Rubrique 1 : </text:span><text:span text:style-name="T27">green open access</text:span></text:h>
      <text:p text:style-name="P22"/>
      <text:p text:style-name="Preformatted_20_Text"><text:span text:style-name="T11">URL des pages consultées :</text:span> </text:p>
      <text:p text:style-name="P7"><text:a xlink:type="simple" xlink:href="https://authorservices.wiley.com/author-resources/Journal-Authors/licensing/self-archiving.html" text:style-name="Internet_20_link" text:visited-style-name="Visited_20_Internet_20_Link"/></text:p>
      <text:p text:style-name="P7"><text:a xlink:type="simple" xlink:href="https://authorservices.wiley.com/author-resources/Journal-Authors/licensing/self-archiving.html" text:style-name="Internet_20_link" text:visited-style-name="Visited_20_Internet_20_Link"><text:span text:style-name="T5">https://authorservices.wiley.com/author-resources/Journal-Authors/licensing/self-archiving.html</text:span></text:a></text:p>
      <text:p text:style-name="P7"><text:a xlink:type="simple" xlink:href="https://authorservices.wiley.com/author-resources/Journal-Authors/open-access/author-compliance-tool.html" text:style-name="Internet_20_link" text:visited-style-name="Visited_20_Internet_20_Link"><text:span text:style-name="T5">https://authorservices.wiley.com/author-resources/Journal-Authors/open-access/author-compliance-tool.html</text:span></text:a></text:p>
      <text:p text:style-name="P8"><text:a xlink:type="simple" xlink:href="http://sherpa.ac.uk/romeo/journals.php?id=580&amp;fIDnum=%7C&amp;mode=simple&amp;letter=A&amp;la=en" text:style-name="Internet_20_link" text:visited-style-name="Visited_20_Internet_20_Link">http://sherpa.ac.uk/romeo/journals.php?id=580&amp;fIDnum=%7C&amp;mode=simple&amp;letter=A&amp;la=en</text:a></text:p>
      <text:p text:style-name="P8"><text:a xlink:type="simple" xlink:href="https://www.agu.org/Publish-with-AGU/Publish/Author-Resources/Policies/Permission-policy#repository" text:style-name="Internet_20_link" text:visited-style-name="Visited_20_Internet_20_Link">https://www.agu.org/Publish-with-AGU/Publish/Author-Resources/Policies/Permission-policy#repository</text:a></text:p>
      <text:h text:style-name="Heading_20_3" text:outline-level="3"><text:span text:style-name="T26">1.2 </text:span><text:span text:style-name="T25">Comment situer la politique de cet éditeur par rapport à ce que permet la loi pour une République numérique?</text:span></text:h>
      <text:list xml:id="list1007426387" text:style-name="L1">
        <text:list-item>
          <text:p text:style-name="P24">Plus restrictive</text:p>
        </text:list-item>
        <text:list-item>
          <text:p text:style-name="P24">Moins restrictive</text:p>
        </text:list-item>
      </text:list>
      <text:h text:style-name="P30" text:outline-level="3"><text:span text:style-name="T26">1.3 </text:span><text:span text:style-name="T25">Précisez : </text:span><text:span text:style-name="T28">Quelle(s) version(s) d'un article est-il permis de déposer dans une archive ouverte (preprint, manuscrit accepté, etc.)? Avec quelle durée d'embargo ?</text:span></text:h>
      <text:p text:style-name="P3">Preprint : sans embargo</text:p>
      <text:p text:style-name="P4">Manuscrit accepté : embargo de 12 mois </text:p>
      <text:p text:style-name="P4"><text:span text:style-name="T12">L</text:span>'embargo précis pour une revue peut être vérifié sur le site de Wiley grâce à l'outil intégré <text:a xlink:type="simple" xlink:href="https://authorservices.wiley.com/author-resources/Journal-Authors/open-access/author-compliance-tool.html" text:style-name="Internet_20_link" text:visited-style-name="Visited_20_Internet_20_Link">Author Compliance Tool</text:a> ou sur <text:a xlink:type="simple" xlink:href="http://sherpa.ac.uk/romeo/journals.php?id=580&amp;fIDnum=%7C&amp;mode=simple&amp;letter=A&amp;la=en" text:style-name="Internet_20_link" text:visited-style-name="Visited_20_Internet_20_Link">Sherpa-Romeo : liste des revues publiées ou co-publiées par Wiley</text:a>.</text:p>
      <text:p text:style-name="P5"><text:span text:style-name="T6">Certaines revues, co-publiées avec des sociétés savantes notamment, </text:span><text:span text:style-name="T8">peuve</text:span><text:span text:style-name="T6">nt </text:span><text:span text:style-name="T8">avoir</text:span><text:span text:style-name="T6"> des politiques spécifiques. </text:span><text:span text:style-name="T7">Ainsi, pour toutes les revues de l'Ameri</text:span><text:span text:style-name="T9">c</text:span><text:span text:style-name="T7">an Geophysical Union, le dépôt du </text:span><text:span text:style-name="T10">PDF éditeur</text:span><text:span text:style-name="T7"> avec un </text:span><text:span text:style-name="T10">embargo de 6 mois </text:span><text:span text:style-name="T7">est autorisé (voir la page </text:span><text:a xlink:type="simple" xlink:href="https://www.agu.org/Publish-with-AGU/Publish/Author-Resources/Policies/Permission-policy#repository" text:style-name="Internet_20_link" text:visited-style-name="Visited_20_Internet_20_Link"><text:span text:style-name="T7">Permissions policy</text:span></text:a><text:span text:style-name="T7"> sur le site de l'AGU).</text:span></text:p>
      <text:p text:style-name="Text_20_body"/>
      <text:p text:style-name="Horizontal_20_Line"/>
      <text:h text:style-name="Heading_20_2" text:outline-level="2"><text:span text:style-name="T17">2. </text:span><text:span text:style-name="T14">Rubrique </text:span><text:span text:style-name="T16">2</text:span><text:span text:style-name="T14"> : g</text:span><text:span text:style-name="T16">old</text:span><text:span text:style-name="T14"> open access</text:span></text:h>
      <text:p text:style-name="P22"/>
      <text:p text:style-name="Preformatted_20_Text"><text:span text:style-name="T11">URL des pages consultées :</text:span> </text:p>
      <text:p text:style-name="Preformatted_20_Text"><text:soft-page-break/></text:p>
      <text:p text:style-name="P9"><text:a xlink:type="simple" xlink:href="https://authorservices.wiley.com/author-resources/Journal-Authors/open-access/index.html" text:style-name="Internet_20_link" text:visited-style-name="Visited_20_Internet_20_Link"><text:span text:style-name="T13">https://authorservices.wiley.com/author-resources/Journal-Authors/open-access/index.html</text:span></text:a></text:p>
      <text:p text:style-name="P10"><text:a xlink:type="simple" xlink:href="https://authorservices.wiley.com/author-resources/Journal-Authors/licensing/open-access-agreements.html" text:style-name="Internet_20_link" text:visited-style-name="Visited_20_Internet_20_Link">https://authorservices.wiley.com/author-resources/Journal-Authors/licensing/open-access-agreements.html</text:a></text:p>
      <text:p text:style-name="P11"><text:a xlink:type="simple" xlink:href="https://authorservices.wiley.com/author-resources/Journal-Authors/open-access/article-publication-charges.html" text:style-name="Internet_20_link" text:visited-style-name="Visited_20_Internet_20_Link">https://authorservices.wiley.com/author-resources/Journal-Authors/open-access/article-publication-charges.html</text:a></text:p>
      <text:p text:style-name="P14">https://authorservices.wiley.com/asset/Wiley-Journal-APCs-Open-Access.xlsx</text:p>
      <text:h text:style-name="P31" text:outline-level="3"><text:span text:style-name="T17">2.1 </text:span><text:span text:style-name="T14">Nombre de titres concernés </text:span><text:span text:style-name="T15">(toutes disciplines confondues) ou lien vers la liste</text:span> </text:h>
      <text:p text:style-name="P10">https://authorservices.wiley.com/open-research/open-access/browse-journals.html</text:p>
      <text:h text:style-name="P32" text:outline-level="3"><text:span text:style-name="T23">2.2 </text:span>Licences de publication <text:span text:style-name="T3">possibles</text:span></text:h>
      <text:p text:style-name="P20">Creative Commons : </text:p>
      <text:list xml:id="list1353705982" text:style-name="L2">
        <text:list-item>
          <text:p text:style-name="P25">CC BY</text:p>
        </text:list-item>
        <text:list-item>
          <text:p text:style-name="P25">CC BY-NC</text:p>
        </text:list-item>
        <text:list-item>
          <text:p text:style-name="P25">CC BY-NC-ND</text:p>
        </text:list-item>
      </text:list>
      <text:h text:style-name="Heading_20_3" text:outline-level="3"><text:span text:style-name="T17">2.3 </text:span><text:span text:style-name="T14">Politique tarifaire en quelques mots</text:span> </text:h>
      <text:p text:style-name="P13">Les prix varient en fonction des revues. Diverses réductions tarifaires sont applicables :</text:p>
      <text:list xml:id="list2246129156" text:style-name="L3">
        <text:list-item>
          <text:p text:style-name="P29"><text:a xlink:type="simple" xlink:href="https://authorservices.wiley.com/open-research/open-access/for-authors/society-discounts.html" text:style-name="Internet_20_link" text:visited-style-name="Visited_20_Internet_20_Link">Society Member Discounts</text:a> </text:p>
        </text:list-item>
        <text:list-item>
          <text:p text:style-name="P29"><text:a xlink:type="simple" xlink:href="https://authorservices.wiley.com/open-research/open-access/about-wiley-open-access/manuscript-transfer-program.html" text:style-name="Internet_20_link" text:visited-style-name="Visited_20_Internet_20_Link">Manuscript Transfer Discount</text:a> </text:p>
        </text:list-item>
        <text:list-item>
          <text:p text:style-name="P29"><text:a xlink:type="simple" xlink:href="https://authorservices.wiley.com/author-resources/Journal-Authors/open-access/affiliation-policies-payments/institutional-funder-payments.html" text:style-name="Internet_20_link" text:visited-style-name="Visited_20_Internet_20_Link">Institution Payment</text:a> </text:p>
        </text:list-item>
        <text:list-item>
          <text:p text:style-name="P29"><text:a xlink:type="simple" xlink:href="https://authorservices.wiley.com/open-research/open-access/for-authors/waivers-and-discounts.html" text:style-name="Internet_20_link" text:visited-style-name="Visited_20_Internet_20_Link">Developing Country Discounts</text:a> </text:p>
        </text:list-item>
        <text:list-item>
          <text:p text:style-name="P27"><text:a xlink:type="simple" xlink:href="https://authorservices.wiley.com/open-research/open-access/for-authors/waivers-and-discounts.html" text:style-name="Internet_20_link" text:visited-style-name="Visited_20_Internet_20_Link">Developing Country Waivers</text:a> </text:p>
        </text:list-item>
      </text:list>
      <text:p text:style-name="P15"/>
      <text:p text:style-name="Horizontal_20_Line"/>
      <text:h text:style-name="Heading_20_2" text:outline-level="2"><text:span text:style-name="T22">3. </text:span><text:span text:style-name="T18">Rubrique 3 : hybrid open access </text:span><text:span text:style-name="T21">= OnlineOpen</text:span></text:h>
      <text:p text:style-name="P22"/>
      <text:p text:style-name="P22">URL des pages consultées :</text:p>
      <text:p text:style-name="P22"/>
      <text:p text:style-name="P12"><text:a xlink:type="simple" xlink:href="https://authorservices.wiley.com/author-resources/Journal-Authors/open-access/index.html" text:style-name="Internet_20_link" text:visited-style-name="Visited_20_Internet_20_Link"><text:span text:style-name="T13">https://authorservices.wiley.com/author-resources/Journal-Authors/open-access/index.html</text:span></text:a></text:p>
      <text:p text:style-name="P16">https://authorservices.wiley.com/author-resources/Journal-Authors/open-access/onlineopen.html</text:p>
      <text:p text:style-name="P10"><text:a xlink:type="simple" xlink:href="https://authorservices.wiley.com/author-resources/Journal-Authors/licensing/onlineopen-without-a-creative-commons-license.html" text:style-name="Internet_20_link" text:visited-style-name="Visited_20_Internet_20_Link">https://authorservices.wiley.com/author-resources/Journal-Authors/licensing/onlineopen-without-a-creative-commons-license.html</text:a></text:p>
      <text:p text:style-name="P16">https://authorservices.wiley.com/asset/Wiley-Journal-APCs-OnlineOpen.xlsx</text:p>
      <text:h text:style-name="P31" text:outline-level="3"><text:span text:style-name="T22">3.1 </text:span><text:span text:style-name="T18">Nombre de titres concernés </text:span><text:span text:style-name="T19">(toutes disciplines confondues) ou lien vers la liste</text:span> </text:h>
      <text:p text:style-name="P16">https://authorservices.wiley.com/asset/Wiley-Journal-APCs-OnlineOpen.xlsx</text:p>
      <text:h text:style-name="P33" text:outline-level="3"><text:soft-page-break/><text:span text:style-name="T22">3.2 </text:span><text:span text:style-name="T18">Licences de publication </text:span><text:span text:style-name="T20">possibles</text:span> </text:h>
      <text:p text:style-name="P20">Creative Commons : </text:p>
      <text:list xml:id="list3700347384" text:style-name="L4">
        <text:list-item>
          <text:p text:style-name="P26">CC BY</text:p>
        </text:list-item>
        <text:list-item>
          <text:p text:style-name="P26">CC BY-NC</text:p>
        </text:list-item>
        <text:list-item>
          <text:p text:style-name="P26">CC BY-NC-ND</text:p>
        </text:list-item>
      </text:list>
      <text:p text:style-name="P10">Certaines revues de sociétés savantes ne proposent pas de licence Creative Commons mais une licence de publication propre permettant des usages non commerciaux sous certaines conditions, et soumettant les usages commerciaux à une autorisation préalable.</text:p>
      <text:h text:style-name="P33" text:outline-level="3"><text:span text:style-name="T22">3.3 </text:span><text:span text:style-name="T18">Politique tarifaire en quelques mots</text:span></text:h>
      <text:p text:style-name="P17">Les prix varient en fonction des revues. <text:span text:style-name="T24">La seule réduction tarifaire applicable est liée à l'institution (affiliation ou financement)</text:span></text:p>
      <text:list xml:id="list3341301144" text:style-name="L5">
        <text:list-item>
          <text:p text:style-name="P28"><text:a xlink:type="simple" xlink:href="https://authorservices.wiley.com/author-resources/Journal-Authors/open-access/affiliation-policies-payments/institutional-funder-payments.html" text:style-name="Internet_20_link" text:visited-style-name="Visited_20_Internet_20_Link">Institution Payment</text:a></text:p>
        </text:list-item>
      </text:list>
      <text:p text:style-name="Horizontal_20_Line"/>
      <text:h text:style-name="Heading_20_2" text:outline-level="2"><text:span text:style-name="T23">4. </text:span>Rubrique 4 (facultatif) : autres </text:h>
      <text:p text:style-name="P23"/>
      <text:p text:style-name="P23">URL des pages consultées :</text:p>
      <text:p text:style-name="P23"/>
      <text:p text:style-name="P18"><text:a xlink:type="simple" xlink:href="https://authorservices.wiley.com/author-resources/Journal-Authors/licensing/self-archiving.html" text:style-name="Internet_20_link" text:visited-style-name="Visited_20_Internet_20_Link"><text:span text:style-name="T5">https://authorservices.wiley.com/author-resources/Journal-Authors/licensing/self-archiving.html</text:span></text:a></text:p>
      <text:h text:style-name="Heading_20_3" text:outline-level="3"><text:span text:style-name="T23">4.1 </text:span>L'éditeur permet-il d'autres usages (<text:span text:style-name="T2">mise en ligne sur un site web personnel, de laboratoire, ResearchGate, etc.)?</text:span></text:h>
      <text:p text:style-name="P19">L'éditeur permet la mise en ligne sans embargo des versions preprint et manuscrit accepté sur le site web personnel de l'auteur.</text:p>
      <text:p text:style-name="P19"/>
      <text:h text:style-name="Heading_20_3" text:outline-level="3"><text:span text:style-name="T23">4.2 </text:span>Point<text:span text:style-name="T4">s</text:span> de vigilance, remarque<text:span text:style-name="T4">s</text:span></text:h>
      <text:p text:style-name="Text_20_body"/>
      <text:p text:style-name="P2"/>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1cm" fo:background-color="transparent" style:dynamic-spacing="false" draw:fill="none" draw:fill-color="#99ccff"/>
      </style:header-style>
      <style:footer-style/>
    </style:page-layout>
  </office:automatic-styles>
  <office:master-styles>
    <style:master-page style:name="Standard" style:page-layout-name="Mpm1">
      <style:header>
        <text:p text:style-name="MP1">"Publier des articles en libre accès en chimie" - ED n° 40 Sciences chimiques - 2020-01-3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6M16S</meta:editing-duration>
    <meta:editing-cycles>9</meta:editing-cycles>
    <meta:generator>LibreOffice/5.3.5.2$Windows_x86 LibreOffice_project/50d9bf2b0a79cdb85a3814b592608037a682059d</meta:generator>
    <dc:date>2020-01-29T09:28:49.265000000</dc:date>
    <meta:document-statistic meta:table-count="0" meta:image-count="0" meta:object-count="0" meta:page-count="3" meta:paragraph-count="60" meta:word-count="449" meta:character-count="3997" meta:non-whitespace-character-count="3621"/>
    <meta:user-defined meta:name="Info 1"/>
    <meta:user-defined meta:name="Info 2"/>
    <meta:user-defined meta:name="Info 3"/>
    <meta:user-defined meta:name="Info 4"/>
  </office:meta>
</office:document-meta>
</file>